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weight="bold" officeooo:rsid="0010842c" officeooo:paragraph-rsid="0010842c" style:font-weight-asian="bold" style:font-weight-complex="bold"/>
    </style:style>
    <style:style style:name="P2" style:family="paragraph" style:parent-style-name="Standard">
      <style:text-properties style:font-name="Liberation Sans" fo:font-size="16pt" fo:font-weight="bold" officeooo:rsid="0010842c" officeooo:paragraph-rsid="0010842c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6pt" fo:font-weight="bold" officeooo:rsid="00108db8" officeooo:paragraph-rsid="00108db8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fo:font-weight="normal" officeooo:rsid="00108db8" officeooo:paragraph-rsid="00108db8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ans" fo:font-weight="normal" officeooo:rsid="0010842c" officeooo:paragraph-rsid="0010842c" style:font-weight-asian="normal" style:font-weight-complex="normal"/>
    </style:style>
    <style:style style:name="P6" style:family="paragraph" style:parent-style-name="Standard" style:list-style-name="L1">
      <style:text-properties style:font-name="Liberation Sans" fo:font-weight="normal" officeooo:rsid="0010842c" officeooo:paragraph-rsid="0010842c" style:font-weight-asian="normal" style:font-weight-complex="normal"/>
    </style:style>
    <style:style style:name="P7" style:family="paragraph" style:parent-style-name="Standard" style:list-style-name="L2">
      <style:text-properties style:font-name="Liberation Sans" fo:font-size="12pt" fo:font-weight="normal" officeooo:rsid="00108db8" officeooo:paragraph-rsid="00108db8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font-weight="normal" officeooo:rsid="00108db8" officeooo:paragraph-rsid="00108db8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ª Pessoa – Avaliação</text:p>
      <text:p text:style-name="P1"/>
      <text:p text:style-name="P5"/>
      <text:list xml:id="list2541990972" text:style-name="L1">
        <text:list-item>
          <text:p text:style-name="P6"/>
        </text:list-item>
        <text:list-item>
          <text:p text:style-name="P6">Dá jeito;</text:p>
        </text:list-item>
      </text:list>
      <text:p text:style-name="P5"/>
      <text:p text:style-name="P5"/>
      <text:p text:style-name="P5"/>
      <text:p text:style-name="P3">2ª Pessoa – Avaliação</text:p>
      <text:p text:style-name="P3"/>
      <text:list xml:id="list1113526255" text:style-name="L2">
        <text:list-item>
          <text:p text:style-name="P7">Muito texto em alguns sítios;</text:p>
        </text:list-item>
        <text:list-item>
          <text:p text:style-name="P7">Condutor poderia mostrar tempo até à paragem seguinte.</text:p>
        </text:list-item>
      </text:list>
      <text:p text:style-name="P8"/>
      <text:p text:style-name="P8"/>
      <text:p text:style-name="P3">3ª Pessoa – Avaliação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36:01.977255939</meta:creation-date>
    <dc:date>2024-03-07T17:20:39.017713614</dc:date>
    <meta:editing-duration>PT15M53S</meta:editing-duration>
    <meta:editing-cycles>1</meta:editing-cycles>
    <meta:document-statistic meta:table-count="0" meta:image-count="0" meta:object-count="0" meta:page-count="1" meta:paragraph-count="7" meta:word-count="28" meta:character-count="159" meta:non-whitespace-character-count="138"/>
    <meta:generator>LibreOffice/7.3.7.2$Linux_X86_64 LibreOffice_project/30$Build-2</meta:generator>
  </office:meta>
</office:document-meta>
</file>